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H</mi>
        <mtext>D</mtext>
      </msub>
      <mi/>
      <mfenced open="(" close=")">
        <mrow>
          <mtable>
            <mtr>
              <mtd>
                <mrow>
                  <mover accent="true">
                    <mo stretchy="false">ψ</mo>
                    <mo stretchy="false">̂</mo>
                  </mover>
                </mrow>
              </mtd>
            </mtr>
            <mtr>
              <mtd>
                <mrow>
                  <mo stretchy="false">χ</mo>
                </mrow>
              </mtd>
            </mtr>
          </mtable>
        </mrow>
      </mfenced>
      <mrow>
        <mi/>
        <mo stretchy="false">=</mo>
        <mi/>
      </mrow>
      <mi>c</mi>
      <mi/>
      <mrow>
        <mo stretchy="false">(</mo>
        <mrow>
          <mstyle mathvariant="bold">
            <mrow>
              <mi>p</mi>
            </mrow>
          </mstyle>
          <mrow>
            <mi/>
            <mo stretchy="false">+</mo>
            <mi/>
          </mrow>
          <mi>e</mi>
          <mstyle mathvariant="bold">
            <mrow>
              <mi>A</mi>
            </mrow>
          </mstyle>
        </mrow>
        <mo stretchy="false">)</mo>
      </mrow>
      <mrow>
        <mi/>
        <mo stretchy="false">⋅</mo>
        <mi/>
      </mrow>
      <mfenced open="(" close=")">
        <mrow>
          <mtable>
            <mtr>
              <mtd>
                <mrow>
                  <mstyle mathvariant="bold">
                    <mrow>
                      <mo stretchy="false">σ</mo>
                    </mrow>
                  </mstyle>
                  <mo stretchy="false">χ</mo>
                </mrow>
              </mtd>
            </mtr>
            <mtr>
              <mtd>
                <mrow>
                  <mstyle mathvariant="bold">
                    <mrow>
                      <mo stretchy="false">σ</mo>
                    </mrow>
                  </mstyle>
                  <mover accent="true">
                    <mo stretchy="false">ψ</mo>
                    <mo stretchy="false">̂</mo>
                  </mover>
                </mrow>
              </mtd>
            </mtr>
          </mtable>
        </mrow>
      </mfenced>
      <mrow>
        <mi/>
        <mo stretchy="false">+</mo>
        <mi/>
      </mrow>
      <msub>
        <mi>m</mi>
        <mtext>e</mtext>
      </msub>
      <msup>
        <mi>c</mi>
        <mn>2</mn>
      </msup>
      <mi/>
      <mfenced open="(" close=")">
        <mrow>
          <mtable>
            <mtr>
              <mtd>
                <mrow>
                  <mover accent="true">
                    <mo stretchy="false">ψ</mo>
                    <mo stretchy="false">̂</mo>
                  </mover>
                </mrow>
              </mtd>
            </mtr>
            <mtr>
              <mtd>
                <mrow>
                  <mrow>
                    <mo stretchy="false">−</mo>
                    <mo stretchy="false">χ</mo>
                  </mrow>
                </mrow>
              </mtd>
            </mtr>
          </mtable>
        </mrow>
      </mfenced>
      <mrow>
        <mi/>
        <mo stretchy="false">−</mo>
        <mi/>
      </mrow>
      <mi>e</mi>
      <mo stretchy="false">ϕ</mo>
      <mi/>
      <mfenced open="(" close=")">
        <mrow>
          <mtable>
            <mtr>
              <mtd>
                <mrow>
                  <mover accent="true">
                    <mo stretchy="false">ψ</mo>
                    <mo stretchy="false">̂</mo>
                  </mover>
                </mrow>
              </mtd>
            </mtr>
            <mtr>
              <mtd>
                <mrow>
                  <mo stretchy="false">χ</mo>
                </mrow>
              </mtd>
            </mtr>
          </mtable>
        </mrow>
      </mfenced>
      <mrow>
        <mi/>
        <mover>
          <mo stretchy="false">=</mo>
          <mtext>!</mtext>
        </mover>
        <mi/>
      </mrow>
      <mi>E</mi>
      <mi/>
      <mfenced open="(" close=")">
        <mrow>
          <mtable>
            <mtr>
              <mtd>
                <mrow>
                  <mover accent="true">
                    <mo stretchy="false">ψ</mo>
                    <mo stretchy="false">̂</mo>
                  </mover>
                </mrow>
              </mtd>
            </mtr>
            <mtr>
              <mtd>
                <mrow>
                  <mo stretchy="false">χ</mo>
                </mrow>
              </mtd>
            </mtr>
          </mtable>
        </mrow>
      </mfenced>
    </mrow>
    <annotation encoding="StarMath 5.0">H _"D"
`
left (
 binom{hat %ipsi}{%ichi} 
right ) 
~=~ 
c 
` 
(
 bold p ~+~ e bold A 
)
`cdot` 
left (
 binom{bold %isigma %ichi}{bold %isigma hat %ipsi} 
right ) 
~+~
m _"e" c^2
` 
left (
 binom{hat %ipsi}{- %ichi} 
right ) 
~-~
e %iphi
` 
left (
 binom{hat %ipsi}{%ichi} 
right ) 
~= csup "!"~
E
` 
left (
 binom{hat %ipsi}{%ichi} 
right ) 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3:48:50.646000000</meta:creation-date>
    <meta:generator>LibreOffice/4.1.4.2$Windows_x86 LibreOffice_project/0a0440ccc0227ad9829de5f46be37cfb6edcf72</meta:generator>
  </office:meta>
</office:document-meta>
</file>